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2000000020F5E583B9E823AF8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294cm" style:rel-column-width="32055*"/>
    </style:style>
    <style:style style:name="Tableau3.B" style:family="table-column">
      <style:table-column-properties style:column-width="9.707cm" style:rel-column-width="33480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5.38cm"/>
    </style:style>
    <style:style style:name="Tableau5.B" style:family="table-column">
      <style:table-column-properties style:column-width="4.918cm"/>
    </style:style>
    <style:style style:name="Tableau5.C" style:family="table-column">
      <style:table-column-properties style:column-width="2.402cm"/>
    </style:style>
    <style:style style:name="Tableau5.D" style:family="table-column">
      <style:table-column-properties style:column-width="6.306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D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D2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4" style:family="table">
      <style:table-properties style:width="18.99cm" table:align="left" fo:background-color="transparent">
        <style:background-image/>
      </style:table-properties>
    </style:style>
    <style:style style:name="Tableau4.A" style:family="table-column">
      <style:table-column-properties style:column-width="10.298cm"/>
    </style:style>
    <style:style style:name="Tableau4.B" style:family="table-column">
      <style:table-column-properties style:column-width="2.402cm"/>
    </style:style>
    <style:style style:name="Tableau4.C" style:family="table-column">
      <style:table-column-properties style:column-width="6.29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4.C1" style:family="table-cell">
      <style:table-cell-properties fo:background-color="#fff5f0" fo:padding="0.097cm" fo:border="0.05pt solid #c0c0c0">
        <style:background-image/>
      </style:table-cell-properties>
    </style:style>
    <style:style style:name="Tableau4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4.3" style:family="table-row">
      <style:table-row-properties style:min-row-height="0.081cm" fo:keep-together="always"/>
    </style:style>
    <style:style style:name="Tableau4.A3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4.C3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4.4" style:family="table-row">
      <style:table-row-properties style:min-row-height="0.579cm" fo:keep-together="always"/>
    </style:style>
    <style:style style:name="Tableau4.5" style:family="table-row">
      <style:table-row-properties style:min-row-height="0.579cm" fo:background-color="transparent" fo:keep-together="always">
        <style:background-image/>
      </style:table-row-properties>
    </style:style>
    <style:style style:name="Tableau4.A5" style:family="table-cell">
      <style:table-cell-properties fo:background-color="#e1e1e1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4.7" style:family="table-row">
      <style:table-row-properties style:min-row-height="0.397cm" fo:keep-together="always"/>
    </style:style>
    <style:style style:name="Tableau2" style:family="table">
      <style:table-properties style:width="18.99cm" table:align="left" fo:background-color="transparent">
        <style:background-image/>
      </style:table-properties>
    </style:style>
    <style:style style:name="Tableau2.A" style:family="table-column">
      <style:table-column-properties style:column-width="10.298cm"/>
    </style:style>
    <style:style style:name="Tableau2.B" style:family="table-column">
      <style:table-column-properties style:column-width="2.402cm"/>
    </style:style>
    <style:style style:name="Tableau2.C" style:family="table-column">
      <style:table-column-properties style:column-width="2.228cm"/>
    </style:style>
    <style:style style:name="Tableau2.D" style:family="table-column">
      <style:table-column-properties style:column-width="1.829cm"/>
    </style:style>
    <style:style style:name="Tableau2.E" style:family="table-column">
      <style:table-column-properties style:column-width="2.233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E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3" style:family="table-row">
      <style:table-row-properties style:min-row-height="0.081cm" fo:keep-together="always"/>
    </style:style>
    <style:style style:name="Tableau2.A3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2.E3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4" style:family="table-row">
      <style:table-row-properties style:min-row-height="0.579cm" fo:keep-together="always"/>
    </style:style>
    <style:style style:name="Tableau2.5" style:family="table-row">
      <style:table-row-properties style:min-row-height="0.579cm" fo:background-color="transparent" fo:keep-together="always">
        <style:background-image/>
      </style:table-row-properties>
    </style:style>
    <style:style style:name="Tableau2.A5" style:family="table-cell">
      <style:table-cell-properties fo:background-color="#e1e1e1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7" style:family="table-row">
      <style:table-row-properties style:min-row-height="0.397cm" fo:keep-together="always"/>
    </style:style>
    <style:style style:name="Tableau8" style:family="table">
      <style:table-properties style:width="19.001cm" table:align="margins" style:may-break-between-rows="false"/>
    </style:style>
    <style:style style:name="Tableau8.A" style:family="table-column">
      <style:table-column-properties style:column-width="11.46cm" style:rel-column-width="39526*"/>
    </style:style>
    <style:style style:name="Tableau8.B" style:family="table-column">
      <style:table-column-properties style:column-width="7.541cm" style:rel-column-width="26009*"/>
    </style:style>
    <style:style style:name="Tableau8.A1" style:family="table-cell">
      <style:table-cell-properties fo:padding="0cm" fo:border="none"/>
    </style:style>
    <style:style style:name="Tableau6" style:family="table">
      <style:table-properties style:width="11.458cm" table:align="margins" fo:background-color="transparent">
        <style:background-image/>
      </style:table-properties>
    </style:style>
    <style:style style:name="Tableau6.A" style:family="table-column">
      <style:table-column-properties style:column-width="0.843cm" style:rel-column-width="4820*"/>
    </style:style>
    <style:style style:name="Tableau6.B" style:family="table-column">
      <style:table-column-properties style:column-width="10.615cm" style:rel-column-width="60715*"/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0.05pt solid #999999" fo:border-right="none" fo:border-top="none" fo:border-bottom="none"/>
    </style:style>
    <style:style style:name="Tableau9" style:family="table">
      <style:table-properties style:width="7.542cm" table:align="margins" style:may-break-between-rows="false"/>
    </style:style>
    <style:style style:name="Tableau9.A" style:family="table-column">
      <style:table-column-properties style:column-width="3.374cm" style:rel-column-width="29325*"/>
    </style:style>
    <style:style style:name="Tableau9.B" style:family="table-column">
      <style:table-column-properties style:column-width="4.168cm" style:rel-column-width="36210*"/>
    </style:style>
    <style:style style:name="Tableau9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9.B1" style:family="table-cell">
      <style:table-cell-properties fo:padding="0.097cm" fo:border="0.05pt solid #999999"/>
    </style:style>
    <style:style style:name="Tableau9.A2" style:family="table-cell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au9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9.B3" style:family="table-cell">
      <style:table-cell-properties fo:background-color="#fff5f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1179d5b" style:font-size-asian="8pt" style:font-size-complex="8pt"/>
    </style:style>
    <style:style style:name="P2" style:family="paragraph" style:parent-style-name="Footer">
      <style:paragraph-properties fo:text-align="start" style:justify-single-word="false"/>
      <style:text-properties style:font-name="Calibri" fo:font-size="8pt" officeooo:paragraph-rsid="00b9b0a2" style:font-size-asian="8pt" style:font-size-complex="8pt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4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style:font-name="Calibri" fo:font-size="16pt" officeooo:paragraph-rsid="01179d5b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9a16d3" style:font-size-asian="10.5pt" style:font-style-asian="normal" style:font-weight-asian="bold" style:font-size-complex="10.5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0f867dd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0ed6629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12eaabe" style:font-size-asian="10.5pt" style:font-weight-asian="bold" style:font-size-complex="10.5pt" style:font-weight-complex="bold"/>
    </style:style>
    <style:style style:name="P11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1159efa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12c6033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12c6033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18" style:family="paragraph" style:parent-style-name="Table_20_Contents"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.5pt" fo:font-weight="bold" officeooo:paragraph-rsid="011a5c1f" style:font-size-asian="10.5pt" style:font-weight-asian="bold" style:font-size-complex="10.5pt" style:font-weight-complex="bold"/>
    </style:style>
    <style:style style:name="P20" style:family="paragraph" style:parent-style-name="Table_20_Contents">
      <style:text-properties style:font-name="Calibri" fo:font-size="10.5pt" fo:font-weight="bold" officeooo:paragraph-rsid="012c6033" style:font-size-asian="10.5pt" style:font-weight-asian="bold" style:font-size-complex="10.5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.5pt" officeooo:paragraph-rsid="011904d0" style:font-size-asian="10.5pt" style:font-size-complex="10.5pt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2c6033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314745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867dd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ad84c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2c6033" style:font-size-asian="10pt" style:font-size-complex="10pt"/>
    </style:style>
    <style:style style:name="P30" style:family="paragraph" style:parent-style-name="Table_20_Contents">
      <style:paragraph-properties fo:text-align="end" style:justify-single-word="false"/>
      <style:text-properties style:font-name="Calibri" fo:font-size="10pt" officeooo:paragraph-rsid="00f867dd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style:font-name="Calibri" fo:font-size="10pt" officeooo:paragraph-rsid="012c6033" style:font-size-asian="10pt" style:font-size-complex="10pt"/>
    </style:style>
    <style:style style:name="P33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34" style:family="paragraph" style:parent-style-name="Table_20_Contents">
      <style:text-properties style:font-name="Calibri" fo:font-size="10pt" officeooo:paragraph-rsid="012c6033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10pt" officeooo:paragraph-rsid="012eaabe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10pt" fo:font-weight="normal" officeooo:paragraph-rsid="00cacf93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0f867dd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name="Calibri" fo:font-size="10pt" fo:font-weight="bold" officeooo:paragraph-rsid="002789dc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style:font-name="Calibri" fo:font-size="10pt" fo:font-weight="bold" officeooo:paragraph-rsid="012c6033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8pt" officeooo:rsid="00300d16" officeooo:paragraph-rsid="01159efa" style:font-size-asian="8pt" style:font-size-complex="8pt"/>
    </style:style>
    <style:style style:name="P42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text-properties style:font-name="Calibri"/>
    </style:style>
    <style:style style:name="P44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45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6" style:family="paragraph" style:parent-style-name="Standard">
      <style:text-properties style:font-name="Calibri" officeooo:paragraph-rsid="00195d1b"/>
    </style:style>
    <style:style style:name="P47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size="10pt" fo:font-weight="bold" officeooo:rsid="00b25b52" officeooo:paragraph-rsid="00f867dd" style:font-size-asian="10pt" style:font-weight-asian="bold" style:font-size-complex="10pt" style:font-weight-complex="bold"/>
    </style:style>
    <style:style style:name="P48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f867dd" style:font-weight-asian="bold" style:font-weight-complex="bold"/>
    </style:style>
    <style:style style:name="P49" style:family="paragraph" style:parent-style-name="Text_20_body">
      <style:text-properties fo:font-size="2pt" officeooo:paragraph-rsid="00f867dd" style:font-size-asian="1.75pt" style:font-size-complex="2pt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300d16" officeooo:paragraph-rsid="00f867dd" style:font-size-asian="10pt" style:font-size-complex="10pt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300d16" officeooo:paragraph-rsid="010b231f" style:font-size-asian="10pt" style:font-size-complex="10pt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9pt" officeooo:rsid="00300d16" officeooo:paragraph-rsid="010b231f" style:font-size-asian="9pt" style:font-size-complex="9pt"/>
    </style:style>
    <style:style style:name="P53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54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12c6033" style:font-size-asian="9pt" style:font-size-complex="9pt"/>
    </style:style>
    <style:style style:name="P55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fo:font-style="italic" officeooo:paragraph-rsid="004dab2d" style:font-size-asian="9pt" style:font-style-asian="italic" style:font-size-complex="9pt" style:font-style-complex="italic"/>
    </style:style>
    <style:style style:name="P56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fo:font-style="italic" officeooo:paragraph-rsid="012c6033" style:font-size-asian="9pt" style:font-style-asian="italic" style:font-size-complex="9pt" style:font-style-complex="italic"/>
    </style:style>
    <style:style style:name="P57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12c6033" style:font-size-asian="10pt" style:font-weight-asian="normal" style:font-size-complex="10pt" style:font-weight-complex="normal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font-weight="normal" officeooo:rsid="024431ff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fo:font-weight="normal" officeooo:rsid="009a16d3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style:text-underline-style="solid" style:text-underline-width="auto" style:text-underline-color="font-color" fo:font-weight="normal" officeooo:rsid="011191f9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10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11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c8eed2" style:font-size-asian="16pt" style:font-weight-asian="bold" style:font-size-complex="16pt" style:font-weight-complex="bold"/>
    </style:style>
    <style:style style:name="T14" style:family="text">
      <style:text-properties officeooo:rsid="00e79c12"/>
    </style:style>
    <style:style style:name="T15" style:family="text">
      <style:text-properties fo:font-style="normal" fo:font-weight="normal" officeooo:rsid="003ad84c" style:font-style-asian="normal" style:font-weight-asian="normal" style:font-style-complex="normal" style:font-weight-complex="normal"/>
    </style:style>
    <style:style style:name="T16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17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"><text:span text:style-name="T16"><text:text-input text:description="&lt;o.company_id.name&gt;">Company Name</text:text-input></text:span><text:span text:style-name="T17"><text:line-break/></text:span><text:span text:style-name="T18"><text:text-input text:description="&lt;o.company_id.street&gt;">Street</text:text-input></text:span><text:span text:style-name="T18"> </text:span><text:span text:style-name="T18"><text:text-input text:description="&lt;o.company_id.street2&gt;">street2</text:text-input></text:span><text:span text:style-name="T18"><text:line-break/></text:span><text:span text:style-name="T18"><text:text-input text:description="&lt;o.company_id.zip&gt;">Zip</text:text-input></text:span><text:span text:style-name="T18"> </text:span><text:span text:style-name="T18"><text:text-input text:description="&lt;o.company_id.city&gt;">City</text:text-input></text:span><text:span text:style-name="T18"> </text:span><text:span text:style-name="T18"><text:text-input text:description="&lt;o.company_id.country_id.name&gt;">Country</text:text-input></text:span><text:span text:style-name="T4"><text:line-break/></text:span><text:span text:style-name="T4"><text:text-input text:description="&lt;(o.company_id.phone and 'Tél.:           ' or '') + (o.company_id.phone and o.company_id.phone or '')&gt;">Phone</text:text-input></text:span><text:span text:style-name="T4"><text:line-break/></text:span><text:span text:style-name="T4"><text:text-input text:description="&lt;(o.company_id.fax and 'Fax:             ' or '') + (o.company_id.fax and o.company_id.fax or '')&gt;">Fax</text:text-input></text:span><text:span text:style-name="T11"><text:line-break/></text:span><text:span text:style-name="T8">achat@dec-industrie.com</text:span></text:p>
          </table:table-cell>
          <table:table-cell table:style-name="Tableau3.A1" office:value-type="string">
            <text:p text:style-name="P42"><draw:frame draw:style-name="fr1" draw:name="image: asimage(company.logo,0,697,200,'px')" text:anchor-type="as-char" svg:width="9.592cm" svg:height="2.769cm" draw:z-index="2"><draw:text-box><text:p text:style-name="Frame_20_contents"/></draw:text-box></draw:frame></text:p>
          </table:table-cell>
        </table:table-row>
      </table:table>
      <text:p text:style-name="P4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5"><text:text-input text:description="&lt;if test=&quot;o.dest_address_id&quot;&gt;">If</text:text-input></text:p>
            <text:p text:style-name="P6">Adresse de livraison:</text:p>
            <text:p text:style-name="P21"><text:span text:style-name="T5"><text:text-input text:description="&lt; format_address(o.dest_address_id) &gt;">format_address</text:text-input></text:span><text:span text:style-name="T6"> </text:span></text:p>
            <text:p text:style-name="P25"><text:text-input text:description="&lt;/if&gt;">Endif</text:text-input></text:p>
          </table:table-cell>
          <table:table-cell table:style-name="Tableau1.A1" office:value-type="string">
            <text:p text:style-name="P18">Fournisseur:</text:p>
            <text:p text:style-name="P19"><text:span text:style-name="T5"><text:text-input text:description="&lt; format_address(o.partner_id) &gt;">format_address</text:text-input></text:span><text:span text:style-name="T6"> </text:span></text:p>
          </table:table-cell>
        </table:table-row>
      </table:table>
      <text:p text:style-name="P44"/>
      <text:p text:style-name="P22"><text:text-input text:description="&lt;if test=&quot;o.state=='draft'&quot;&gt;">If</text:text-input></text:p>
      <text:p text:style-name="P40"><text:span text:style-name="T12">Demande de prix N°: </text:span><text:span text:style-name="T12"><text:text-input text:description="&lt;o.name&gt;">Order No</text:text-input></text:span></text:p>
      <text:p text:style-name="P22"><text:text-input text:description="&lt;/if&gt;">Endif</text:text-input></text:p>
      <text:p text:style-name="P22"><text:text-input text:description="&lt;if test=&quot;o.state != 'draft' &quot;&gt;">If</text:text-input></text:p>
      <text:p text:style-name="P36"><text:span text:style-name="T13">Commande </text:span><text:span text:style-name="T12">N°: </text:span><text:span text:style-name="T12"><text:text-input text:description="&lt;o.name&gt;">Order No</text:text-input></text:span></text:p>
      <text:p text:style-name="P22"><text:text-input text:description="&lt;/if&gt;">Endif</text:text-input></text:p>
      <text:p text:style-name="P4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8">Notre référence</text:p>
            </table:table-cell>
            <table:table-cell table:style-name="Tableau5.A1" office:value-type="string">
              <text:p text:style-name="P8">Votre référence</text:p>
            </table:table-cell>
            <table:table-cell table:style-name="Tableau5.A1" office:value-type="string">
              <text:p text:style-name="P9">Date</text:p>
            </table:table-cell>
            <table:table-cell table:style-name="Tableau5.D1" office:value-type="string">
              <text:p text:style-name="P10"><text:span text:style-name="T7"><text:text-input text:description="&lt;if test=&quot;o.state != 'draft' &quot;&gt;">If</text:text-input></text:span>Validée par<text:span text:style-name="T7"><text:text-input text:description="&lt;/if&gt;">Endif</text:text-input></text:span>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27"><text:text-input text:description="&lt;o.name&gt;">Reference</text:text-input></text:p>
          </table:table-cell>
          <table:table-cell table:style-name="Tableau5.A2" office:value-type="string">
            <text:p text:style-name="P27"><text:text-input text:description="&lt;o.partner_ref or ''&gt;">Ref. fournisseur</text:text-input></text:p>
          </table:table-cell>
          <table:table-cell table:style-name="Tableau5.A2" office:value-type="string">
            <text:p text:style-name="P28"><text:text-input text:description="&lt;formatLang(o.date_order,date = True)&gt;">Date</text:text-input></text:p>
          </table:table-cell>
          <table:table-cell table:style-name="Tableau5.D2" office:value-type="string">
            <text:p text:style-name="P35"><text:span text:style-name="T15"><text:text-input text:description="&lt;if test=&quot;o.state != 'draft' &quot;&gt;">If</text:text-input></text:span><text:text-input text:description="&lt;(o.user_id and o.user_id.name) or ''&gt;">Validator</text:text-input><text:span text:style-name="T15"><text:text-input text:description="&lt;/if&gt;">Endif</text:text-input></text:span></text:p>
          </table:table-cell>
        </table:table-row>
      </table:table>
      <text:p text:style-name="P26"><text:text-input text:description="&lt;if test=&quot;o.notes&quot;&gt;">If</text:text-input></text:p>
      <text:p text:style-name="P26"/>
      <text:p text:style-name="P47">Notes:</text:p>
      <text:p text:style-name="P48"><text:span text:style-name="T3"><text:text-input text:description="&lt;format(o.notes or '')&gt;">Notes</text:text-input></text:span><text:s/></text:p>
      <text:p text:style-name="P26"><text:text-input text:description="&lt;/if&gt;">Endif</text:text-input></text:p>
      <text:p text:style-name="P23"><text:text-input text:description="&lt;if test=&quot;action_context.get('report_type')=='quotation'&quot;&gt;">If</text:text-input></text:p>
      <text:p text:style-name="P23"/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au4.1">
            <table:table-cell table:style-name="Tableau4.A1" office:value-type="string">
              <text:p text:style-name="P20">Description </text:p>
            </table:table-cell>
            <table:table-cell table:style-name="Tableau4.A1" office:value-type="string">
              <text:p text:style-name="P13">Date prévue</text:p>
            </table:table-cell>
            <table:table-cell table:style-name="Tableau4.C1" office:value-type="string">
              <text:p text:style-name="P16">Qté</text:p>
            </table:table-cell>
          </table:table-row>
        </table:table-header-rows>
        <table:table-row table:style-name="Tableau4.1">
          <table:table-cell table:style-name="Tableau4.A2" table:number-columns-spanned="3" office:value-type="string">
            <text:p text:style-name="P34"><text:text-input text:description="&lt;for each=&quot;line in o.print_purchase_order_lines(data)&quot;&gt;">Start For</text:text-input></text:p>
          </table:table-cell>
          <table:covered-table-cell/>
          <table:covered-table-cell/>
        </table:table-row>
        <table:table-row table:style-name="Tableau4.3">
          <table:table-cell table:style-name="Tableau4.A3" office:value-type="string">
            <text:p text:style-name="P39"><text:text-input text:description="&lt;line.supplier_code&gt;">Supplier code</text:text-input></text:p>
            <text:p text:style-name="P54"><text:text-input text:description="&lt;line.supplier_name&gt;">Supplier name</text:text-input></text:p>
          </table:table-cell>
          <table:table-cell table:style-name="Tableau4.A3" office:value-type="string">
            <text:p text:style-name="P29"><text:text-input text:description="&lt;formatLang(line.date_planned,date = True)&gt;">Date</text:text-input></text:p>
          </table:table-cell>
          <table:table-cell table:style-name="Tableau4.C3" office:value-type="string">
            <text:p text:style-name="P32"><text:text-input text:description="&lt;(formatLang(line.product_uom and line.product_qty or line.product_qty)) + ' ' + (line.product_uom and line.product_uom.name or line.product_uom.name)&gt;">Qty</text:text-input></text:p>
          </table:table-cell>
        </table:table-row>
        <table:table-row table:style-name="Tableau4.4">
          <table:table-cell table:style-name="Tableau4.C3" table:number-columns-spanned="3" office:value-type="string">
            <text:p text:style-name="P58"><text:text-input text:description="&lt;if test=&quot;line.notes&quot;&gt;">If</text:text-input></text:p>
          </table:table-cell>
          <table:covered-table-cell/>
          <table:covered-table-cell/>
        </table:table-row>
        <table:table-row table:style-name="Tableau4.5">
          <table:table-cell table:style-name="Tableau4.A5" table:number-columns-spanned="3" office:value-type="string">
            <text:p text:style-name="P56"><text:span text:style-name="T9">Note: </text:span><text:span text:style-name="T10"><text:text-input text:description="&lt;line.notes or ''&gt;">Notes</text:text-input></text:span></text:p>
          </table:table-cell>
          <table:covered-table-cell/>
          <table:covered-table-cell/>
        </table:table-row>
        <table:table-row table:style-name="Tableau4.4">
          <table:table-cell table:style-name="Tableau4.C3" table:number-columns-spanned="3" office:value-type="string">
            <text:p text:style-name="P58"><text:text-input text:description="&lt;/if&gt;">Endif</text:text-input></text:p>
          </table:table-cell>
          <table:covered-table-cell/>
          <table:covered-table-cell/>
        </table:table-row>
        <table:table-row table:style-name="Tableau4.7">
          <table:table-cell table:style-name="Tableau4.C3" table:number-columns-spanned="3" office:value-type="string">
            <text:p text:style-name="P34"><text:text-input text:description="&lt;/for&gt;">End For</text:text-input></text:p>
          </table:table-cell>
          <table:covered-table-cell/>
          <table:covered-table-cell/>
        </table:table-row>
      </table:table>
      <text:p text:style-name="P23"><text:text-input text:description="&lt;/if&gt;">Endif</text:text-input></text:p>
      <text:p text:style-name="P24"><text:text-input text:description="&lt;if test=&quot;action_context.get('report_type')=='order'&quot;&gt;">If</text:text-input></text:p>
      <text:p text:style-name="P2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 table:style-name="Tableau2.1">
            <table:table-cell table:style-name="Tableau2.A1" office:value-type="string">
              <text:p text:style-name="P11">Description </text:p>
            </table:table-cell>
            <table:table-cell table:style-name="Tableau2.A1" office:value-type="string">
              <text:p text:style-name="P12"><text:s/><text:span text:style-name="T14">Taxes</text:span></text:p>
            </table:table-cell>
            <table:table-cell table:style-name="Tableau2.A1" office:value-type="string">
              <text:p text:style-name="P14">P.U.(HT)</text:p>
            </table:table-cell>
            <table:table-cell table:style-name="Tableau2.A1" office:value-type="string">
              <text:p text:style-name="P15">Qté</text:p>
            </table:table-cell>
            <table:table-cell table:style-name="Tableau2.E1" office:value-type="string">
              <text:p text:style-name="P17">Prix net (HT)</text:p>
            </table:table-cell>
          </table:table-row>
        </table:table-header-rows>
        <table:table-row table:style-name="Tableau2.1">
          <table:table-cell table:style-name="Tableau2.A2" table:number-columns-spanned="5" office:value-type="string">
            <text:p text:style-name="P33"><text:text-input text:description="&lt;for each=&quot;line in o.print_purchase_order_lines(data)&quot;&gt;">Start For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string">
            <text:p text:style-name="P38"><text:text-input text:description="&lt;line.supplier_code&gt;">Supplier code</text:text-input></text:p>
            <text:p text:style-name="P53"><text:text-input text:description="&lt;line.supplier_name&gt;">Supplier name</text:text-input></text:p>
          </table:table-cell>
          <table:table-cell table:style-name="Tableau2.A3" office:value-type="string">
            <text:p text:style-name="P41"><text:text-input text:description="&lt;', '.join(map(lambda x: x.name, line.taxes_id))&gt;">Tax</text:text-input></text:p>
          </table:table-cell>
          <table:table-cell table:style-name="Tableau2.A3" office:value-type="string">
            <text:p text:style-name="P31"><text:text-input text:description="&lt;formatLang(line.price_unit, dp='Purchase Price', currency_obj=o.pricelist_id.currency_id)&gt;">Unit Price</text:text-input></text:p>
          </table:table-cell>
          <table:table-cell table:style-name="Tableau2.A3" office:value-type="string">
            <text:p text:style-name="P31"><text:text-input text:description="&lt;(formatLang(line.product_uom and line.product_qty or line.product_qty)) + ' ' + (line.product_uom and line.product_uom.name or line.product_uom.name)&gt;">Qty</text:text-input></text:p>
          </table:table-cell>
          <table:table-cell table:style-name="Tableau2.E3" office:value-type="string">
            <text:p text:style-name="P31"><text:text-input text:description="&lt;formatLang(line.price_subtotal, dp='Purchase Price Total', currency_obj=o.pricelist_id.currency_id)&gt;">Price</text:text-input></text:p>
          </table:table-cell>
        </table:table-row>
        <table:table-row table:style-name="Tableau2.4">
          <table:table-cell table:style-name="Tableau2.E3" table:number-columns-spanned="5" office:value-type="string">
            <text:p text:style-name="P57"><text:text-input text:description="&lt;if test=&quot;hasattr(line,'notes') and line.notes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5">
          <table:table-cell table:style-name="Tableau2.A5" table:number-columns-spanned="5" office:value-type="string">
            <text:p text:style-name="P55"><text:span text:style-name="T9">Note: </text:span><text:span text:style-name="T10"><text:text-input text:description="&lt;line.notes or ''&gt;">Notes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E3" table:number-columns-spanned="5" office:value-type="string">
            <text:p text:style-name="P57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7">
          <table:table-cell table:style-name="Tableau2.E3" table:number-columns-spanned="5" office:value-type="string">
            <text:p text:style-name="P33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49"/>
      <table:table table:name="Tableau8" table:style-name="Tableau8">
        <table:table-column table:style-name="Tableau8.A"/>
        <table:table-column table:style-name="Tableau8.B"/>
        <text:soft-page-break/>
        <table:table-row>
          <table:table-cell table:style-name="Tableau8.A1" office:value-type="string">
            <text:p text:style-name="P51"><text:text-input text:description="&lt;if test=&quot;o.user_id and o.user_id.signature&quot;&gt;">If</text:text-input>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50"><text:s/><draw:frame draw:style-name="fr3" draw:name="Image1" text:anchor-type="as-char" svg:width="0.462cm" svg:height="0.462cm" draw:z-index="3"><draw:image xlink:href="Pictures/100002010000002000000020F5E583B9E823AF8A.png" xlink:type="simple" xlink:show="embed" xlink:actuate="onLoad" loext:mime-type="image/png"/></draw:frame></text:p>
                </table:table-cell>
                <table:table-cell table:style-name="Tableau6.B1" office:value-type="string">
                  <text:p text:style-name="P52"><text:text-input text:description="&lt;o.user_id.signature&gt;">Signature</text:text-input></text:p>
                </table:table-cell>
              </table:table-row>
            </table:table>
            <text:p text:style-name="P50"><text:text-input text:description="&lt;/if&gt;">EndIf</text:text-input></text:p>
          </table:table-cell>
          <table:table-cell table:style-name="Tableau8.A1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7">Total (HT)</text:p>
                </table:table-cell>
                <table:table-cell table:style-name="Tableau9.B1" office:value-type="string">
                  <text:p text:style-name="P37"><text:text-input text:description="&lt;formatLang(o.amount_untaxed, dp='Purchase Price Total', currency_obj=o.pricelist_id.currency_id)&gt;">Price</text:text-input></text:p>
                </table:table-cell>
              </table:table-row>
              <table:table-row>
                <table:table-cell table:style-name="Tableau9.A2" office:value-type="string">
                  <text:p text:style-name="P7">Taxes</text:p>
                </table:table-cell>
                <table:table-cell table:style-name="Tableau9.B2" office:value-type="string">
                  <text:p text:style-name="P30"><text:text-input text:description="&lt;formatLang(o.amount_tax, dp='Purchase Price Total', currency_obj=o.pricelist_id.currency_id)&gt;">Taxes</text:text-input></text:p>
                </table:table-cell>
              </table:table-row>
              <table:table-row>
                <table:table-cell table:style-name="Tableau9.A2" office:value-type="string">
                  <text:p text:style-name="P7">Total (TTC)</text:p>
                </table:table-cell>
                <table:table-cell table:style-name="Tableau9.B3" office:value-type="string">
                  <text:p text:style-name="P37"><text:text-input text:description="&lt;formatLang(o.amount_total, dp='Purchase Price Total', currency_obj=o.pricelist_id.currency_id)&gt;">Total</text:text-input></text:p>
                </table:table-cell>
              </table:table-row>
            </table:table>
            <text:p text:style-name="P7"/>
          </table:table-cell>
        </table:table-row>
      </table:table>
      <text:p text:style-name="P23"><text:text-input text:description="&lt;/if&gt;">Endif</text:text-input></text:p>
      <text:p text:style-name="P43"/>
      <text:p text:style-name="P2"/>
      <text:p text:style-name="P43"/>
      <text:p text:style-name="P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1179d5b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1"><draw:text-box fo:min-height="1.065cm"><text:p text:style-name="MP2"/><text:p text:style-name="MP2"/><text:p text:style-name="MP3"><text:span text:style-name="MT1">Page </text:span><text:span text:style-name="MT1"><text:page-number text:select-page="current">2</text:page-number></text:span><text:span text:style-name="MT1"><text:s/>sur </text:span><text:span text:style-name="MT1"><text:page-count>2</text:page-count></text:span></text:p></draw:text-box></draw:frame><text:text-input text:description="&lt;format_footer(o.company_id)&gt;">Pied de page d'information générale</text:text-input></text:p>
        <text:p text:style-name="MP1"><text:text-input text:description="&lt;o.company_id.report_bank_footer and o.company_id.report_bank_footer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0-05-07T15:16:58.820000000</dc:date>
    <meta:editing-duration>P2DT56M58S</meta:editing-duration>
    <meta:editing-cycles>449</meta:editing-cycles>
    <meta:generator>LibreOffice/6.4.1.2$Windows_X86_64 LibreOffice_project/4d224e95b98b138af42a64d84056446d09082932</meta:generator>
    <meta:document-statistic meta:table-count="8" meta:image-count="1" meta:object-count="0" meta:page-count="2" meta:paragraph-count="72" meta:word-count="251" meta:character-count="838" meta:non-whitespace-character-count="778"/>
    <meta:user-defined meta:name="Info 1"/>
    <meta:user-defined meta:name="Info 2"/>
    <meta:user-defined meta:name="Info 3"/>
    <meta:user-defined meta:name="Info 4"/>
  </office:meta>
</office:document-meta>
</file>